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18.4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/>
    <style:style style:name="ce2" style:family="table-cell" style:parent-style-name="Default" style:data-style-name="N33"/>
    <style:style style:name="ce5" style:family="table-cell" style:parent-style-name="Default" style:data-style-name="N1"/>
    <style:style style:name="ce6" style:family="table-cell" style:parent-style-name="Default" style:data-style-name="N4"/>
    <style:style style:name="ce7" style:family="table-cell" style:parent-style-name="Default" style:data-style-name="N33">
      <style:text-properties fo:color="#232629" style:text-outline="false" style:text-line-through-style="none" style:text-line-through-type="none" style:font-name="Noto Sans" fo:font-size="5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5pt" style:language-asian="zh" style:country-asian="CN" style:font-style-asian="normal" style:font-weight-asian="normal" style:font-name-complex="Noto Sans" style:font-size-complex="5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emana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Eval.</text:p>
          </table:table-cell>
          <table:table-cell table:style-name="Default" office:value-type="string" calcext:value-type="string">
            <text:p>Sem.</text:p>
          </table:table-cell>
          <table:table-cell table:style-name="Default" office:value-type="string" calcext:value-type="string">
            <text:p>Ses.</text:p>
          </table:table-cell>
          <table:table-cell table:style-name="Default" office:value-type="string" calcext:value-type="string">
            <text:p>Restantes</text:p>
          </table:table-cell>
          <table:table-cell office:value-type="string" calcext:value-type="string">
            <text:p>UD y situaciones de aprendizaj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2" calcext:value-type="date">
            <text:p>12/sep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UD1. Visualizar los vídeos de la lista de reproducción de code.org: How Computers Work: Hardware and Software.&lt;br&gt;Kahoot sobre hardware, software y diferentes tipos de dispositivos.&lt;br&gt;Kahoot para clasificar periférico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19" calcext:value-type="date">
            <text:p>19/sep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UD1. Tipos de dispositivos digita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9-26" calcext:value-type="date">
            <text:p>26/sep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03" calcext:value-type="date">
            <text:p>03/oct</text:p>
          </table:table-cell>
          <table:table-cell table:style-name="ce5" office:value-type="float" office:value="2" calcext:value-type="float">
            <text:p>2</text:p>
          </table:table-cell>
          <table:table-cell table:style-name="ce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0" calcext:value-type="date">
            <text:p>10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17" calcext:value-type="date">
            <text:p>17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4" calcext:value-type="date">
            <text:p>24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31" calcext:value-type="date">
            <text:p>31/oct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07" calcext:value-type="date">
            <text:p>07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14" calcext:value-type="date">
            <text:p>14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1" calcext:value-type="date">
            <text:p>21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28" calcext:value-type="date">
            <text:p>28/nov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2-05" calcext:value-type="date">
            <text:p>05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2" calcext:value-type="date">
            <text:p>12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19" calcext:value-type="date">
            <text:p>19/dic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12-26" calcext:value-type="date">
            <text:p>26/dic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2" calcext:value-type="date">
            <text:p>02/ene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09" calcext:value-type="date">
            <text:p>09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16" calcext:value-type="date">
            <text:p>16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23" calcext:value-type="date">
            <text:p>23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1-30" calcext:value-type="date">
            <text:p>30/ene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06" calcext:value-type="date">
            <text:p>06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13" calcext:value-type="date">
            <text:p>13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0" calcext:value-type="date">
            <text:p>20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3-02-27" calcext:value-type="date">
            <text:p>27/feb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06" calcext:value-type="date">
            <text:p>06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13" calcext:value-type="date">
            <text:p>13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0" calcext:value-type="date">
            <text:p>20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3-27" calcext:value-type="date">
            <text:p>27/ma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03" calcext:value-type="date">
            <text:p>03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0" calcext:value-type="date">
            <text:p>10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17" calcext:value-type="date">
            <text:p>17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4-24" calcext:value-type="date">
            <text:p>24/abr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1" calcext:value-type="date">
            <text:p>01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08" calcext:value-type="date">
            <text:p>08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15" calcext:value-type="date">
            <text:p>15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2" calcext:value-type="date">
            <text:p>22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5-29" calcext:value-type="date">
            <text:p>29/may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05" calcext:value-type="date">
            <text:p>05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2" calcext:value-type="date">
            <text:p>12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3-06-19" calcext:value-type="date">
            <text:p>19/ju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/>
          <table:table-cell table:number-columns-repeated="2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men" table:style-name="ta1">
        <table:table-column table:style-name="co5" table:number-columns-repeated="3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Sesiones totales</text:p>
          </table:table-cell>
          <table:table-cell office:value-type="string" calcext:value-type="string">
            <text:p>Sesiones programadas</text:p>
          </table:table-cell>
          <table:table-cell table:style-name="Default" office:value-type="string" calcext:value-type="string">
            <text:p>% Program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IFS([$semana.E2:.E42];[$semana.B2:.B42];1)" office:value-type="float" office:value="0" calcext:value-type="float">
            <text:p>0</text:p>
          </table:table-cell>
          <table:table-cell table:formula="of:=SUMIFS(['file:///home/ruben/Desarrollo/pd-informatica-eso-bachiller/PRESI-I/includes/temporalizacion.ods'#$semana.C2:.C42];['file:///home/ruben/Desarrollo/pd-informatica-eso-bachiller/PRESI-I/includes/temporalizacion.ods'#$semana.A2:.A42];1;['file:///home/ruben/Desarrollo/pd-informatica-eso-bachiller/PRESI-I/includes/temporalizacion.ods'#$semana.E2:.E42];&quot;&lt;&gt;&quot;)" office:value-type="float" office:value="0" calcext:value-type="float">
            <text:p>0</text:p>
          </table:table-cell>
          <table:table-cell table:formula="of:=TEXT(IFERROR([.C2]/[.B2];0)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IFS([$semana.E2:.E42];[$semana.B2:.B42];2)" office:value-type="float" office:value="0" calcext:value-type="float">
            <text:p>0</text:p>
          </table:table-cell>
          <table:table-cell table:formula="of:=SUMIFS(['file:///home/ruben/Desarrollo/pd-informatica-eso-bachiller/PRESI-I/includes/temporalizacion.ods'#$semana.C2:.C42];['file:///home/ruben/Desarrollo/pd-informatica-eso-bachiller/PRESI-I/includes/temporalizacion.ods'#$semana.A2:.A42];2;['file:///home/ruben/Desarrollo/pd-informatica-eso-bachiller/PRESI-I/includes/temporalizacion.ods'#$semana.E2:.E42];&quot;&lt;&gt;&quot;)" office:value-type="float" office:value="0" calcext:value-type="float">
            <text:p>0</text:p>
          </table:table-cell>
          <table:table-cell table:formula="of:=TEXT(IFERROR([.C3]/[.B3];0);&quot;0%&quot;)" office:value-type="string" office:string-value="0%" calcext:value-type="string">
            <text:p>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IFS([$semana.E2:.E42];[$semana.B2:.B42];3)" office:value-type="float" office:value="0" calcext:value-type="float">
            <text:p>0</text:p>
          </table:table-cell>
          <table:table-cell table:formula="of:=SUMIFS(['file:///home/ruben/Desarrollo/pd-informatica-eso-bachiller/PRESI-I/includes/temporalizacion.ods'#$semana.C2:.C42];['file:///home/ruben/Desarrollo/pd-informatica-eso-bachiller/PRESI-I/includes/temporalizacion.ods'#$semana.A2:.A42];3;['file:///home/ruben/Desarrollo/pd-informatica-eso-bachiller/PRESI-I/includes/temporalizacion.ods'#$semana.E2:.E42];&quot;&lt;&gt;&quot;)" office:value-type="float" office:value="0" calcext:value-type="float">
            <text:p>0</text:p>
          </table:table-cell>
          <table:table-cell table:formula="of:=TEXT(IFERROR([.C4]/[.B4];0);&quot;0%&quot;)" office:value-type="string" office:string-value="0%" calcext:value-type="string">
            <text:p>0%</text:p>
          </table:table-cell>
        </table:table-row>
      </table:table>
      <table:table table:name="'file:///home/ruben/Desarrollo/pd-informatica-eso-bachiller/PRESI-I/includes/temporalizacion.ods'#semana" table:print="false" table:style-name="ta_extref">
        <table:table-source xlink:type="simple" xlink:href="../../../PRESI-I/includes/temporalizacion.ods" table:table-name="semana" table:mode="copy-results-only"/>
        <table:table-column table:number-columns-repeated="3"/>
        <table:table-row>
          <table:table-cell table:number-columns-repeated="3"/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2">
            <text:p>2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3">
            <text:p>3</text:p>
          </table:table-cell>
          <table:table-cell/>
          <table:table-cell table:style-name="ce1"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 number:grouping="true"/>
    </number:number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8:28:42.568214559</meta:creation-date>
    <dc:date>2022-08-23T08:44:55.517919480</dc:date>
    <meta:editing-duration>PT27M26S</meta:editing-duration>
    <meta:editing-cycles>12</meta:editing-cycles>
    <meta:generator>LibreOffice/7.4.0.3$Linux_X86_64 LibreOffice_project/f85e47c08ddd19c015c0114a68350214f7066f5a</meta:generator>
    <meta:document-statistic meta:table-count="2" meta:cell-count="146" meta:object-count="0"/>
  </office:meta>
</office:document-meta>
</file>